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ad73" officeooo:paragraph-rsid="0012ad73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2ad73" officeooo:paragraph-rsid="0012ad73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tyle="italic" officeooo:rsid="0012ad73" officeooo:paragraph-rsid="0012ad73" style:font-style-asian="italic" style:font-style-complex="italic"/>
    </style:style>
    <style:style style:name="P4" style:family="paragraph" style:parent-style-name="Standard">
      <style:text-properties fo:font-style="italic" officeooo:rsid="0012ad73" officeooo:paragraph-rsid="0012ad73" style:font-style-asian="italic" style:font-style-complex="italic"/>
    </style:style>
    <style:style style:name="P5" style:family="paragraph" style:parent-style-name="Standard">
      <style:text-properties fo:font-style="italic" fo:font-weight="bold" officeooo:rsid="0012ad73" officeooo:paragraph-rsid="0012ad73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weight="bold" officeooo:rsid="0012ad73" officeooo:paragraph-rsid="0012ad73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2ad73" officeooo:paragraph-rsid="0012ad73" style:font-weight-asian="bold" style:font-weight-complex="bold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12ad73" officeooo:paragraph-rsid="0012ad73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ÉRÉSI JEGYZŐKÖNYV</text:p>
      <text:p text:style-name="P3">2018. 05.31 – Tóth Arnold</text:p>
      <text:p text:style-name="P1"/>
      <text:p text:style-name="P8">1.FELADAT</text:p>
      <text:p text:style-name="P5"/>
      <text:p text:style-name="P1">Hálózat címe:<text:tab/>192.168.0.0/22 </text:p>
      <text:p text:style-name="P1"><text:tab/>maszkja: 255.255.252.0</text:p>
      <text:p text:style-name="P1"/>
      <text:p text:style-name="P1">Host gép IP-címe: 192.168.0.121</text:p>
      <text:p text:style-name="P1"><text:tab/>maszkja: 255.255.252.0</text:p>
      <text:p text:style-name="P1"/>
      <text:p text:style-name="P1">Alapértelmezett átjáró: 192.168.0.254</text:p>
      <text:p text:style-name="P1"/>
      <text:p text:style-name="P1">Windows szerver IP-címe: 192.168.1.100</text:p>
      <text:p text:style-name="P1"/>
      <text:p text:style-name="P1">Linux szerver IP-címe: 192.168.2.150</text:p>
      <text:p text:style-name="P1"/>
      <text:p text:style-name="P1"/>
      <text:p text:style-name="P7">2.FELADAT</text:p>
      <text:p text:style-name="P1"/>
      <text:p text:style-name="P4">/1. </text:p>
      <text:p text:style-name="P1">totha@u121:~$ ping 127.0.0.1</text:p>
      <text:p text:style-name="P1">PING 127.0.0.1 (127.0.0.1) 56(84) bytes of data.</text:p>
      <text:p text:style-name="P1">64 bytes from 127.0.0.1: icmp_seq=1 ttl=64 time=0.052 ms</text:p>
      <text:p text:style-name="P1">64 bytes from 127.0.0.1: icmp_seq=2 ttl=64 time=0.055 ms</text:p>
      <text:p text:style-name="P1">64 bytes from 127.0.0.1: icmp_seq=3 ttl=64 time=0.037 ms</text:p>
      <text:p text:style-name="P1">64 bytes from 127.0.0.1: icmp_seq=4 ttl=64 time=0.043 ms</text:p>
      <text:p text:style-name="P1">64 bytes from 127.0.0.1: icmp_seq=5 ttl=64 time=0.064 ms</text:p>
      <text:p text:style-name="P1">^C</text:p>
      <text:p text:style-name="P6">--- 127.0.0.1 ping statistics ---</text:p>
      <text:p text:style-name="P6">5 packets transmitted, 5 received, 0% packet loss, time 4076ms</text:p>
      <text:p text:style-name="P6">rtt min/avg/max/mdev = 0.037/0.050/0.064/0.010 ms</text:p>
      <text:p text:style-name="P1"/>
      <text:p text:style-name="P4">/2.</text:p>
      <text:p text:style-name="P1">totha@u121:~$ ping 192.168.0.254Nmap scan report for 192.168.2.150</text:p>
      <text:p text:style-name="P1">Host is up (0.00015s latency).</text:p>
      <text:p text:style-name="P1">Not shown: 998 closed ports</text:p>
      <text:p text:style-name="P1">PORT <text:s text:c="2"/>STATE SERVICE</text:p>
      <text:p text:style-name="P1">22/tcp open <text:s/>ssh</text:p>
      <text:p text:style-name="P1">80/tcp open <text:s/>http</text:p>
      <text:p text:style-name="P1"/>
      <text:p text:style-name="P1">PING 192.168.0.254 (192.168.0.254) 56(84) bytes of data.</text:p>
      <text:p text:style-name="P1">64 bytes from 192.168.0.254: icmp_seq=1 ttl=64 time=0.484 ms</text:p>
      <text:p text:style-name="P1">64 bytes from 192.168.0.254: icmp_seq=2 ttl=64 time=0.278 ms</text:p>
      <text:p text:style-name="P1">64 bytes from 192.168.0.254: icmp_seq=3 ttl=64 time=0.278 ms</text:p>
      <text:p text:style-name="P1">64 bytes from 192.168.0.254: icmp_seq=4 ttl=64 time=0.288 ms</text:p>
      <text:p text:style-name="P1">64 bytes from 192.168.0.254: icmp_seq=5 ttl=64 time=0.270 ms</text:p>
      <text:p text:style-name="P1">^C</text:p>
      <text:p text:style-name="P6">--- 192.168.0.254 ping statistics ---</text:p>
      <text:p text:style-name="P6">5 packets transmitted, 5 received, 0% packet loss, time 4076ms</text:p>
      <text:p text:style-name="P6">rtt min/avg/max/mdev = 0.270/0.319/0.484/0.084 ms</text:p>
      <text:p text:style-name="P1"><text:soft-page-break/></text:p>
      <text:p text:style-name="P4">/3.</text:p>
      <text:p text:style-name="P1">totha@u121:~$ ping 8.8.8.8</text:p>
      <text:p text:style-name="P1">PING 8.8.8.8 (8.8.8.8) 56(84) bytes of data.</text:p>
      <text:p text:style-name="P1">64 bytes from 8.8.8.8: icmp_seq=1 ttl=55 time=18.0 ms</text:p>
      <text:p text:style-name="P1">64 bytes from 8.8.8.8: icmp_seq=2 ttl=55 time=20.2 ms</text:p>
      <text:p text:style-name="P1">64 bytes from 8.8.8.8: icmp_seq=3 ttl=55 time=23.6 ms</text:p>
      <text:p text:style-name="P1">64 bytes from 8.8.8.8: icmp_seq=4 ttl=55 time=21.3 ms</text:p>
      <text:p text:style-name="P1">64 bytes from 8.8.8.8: icmp_seq=5 ttl=55 time=10.9 ms</text:p>
      <text:p text:style-name="P1">^C</text:p>
      <text:p text:style-name="P6">--- 8.8.8.8 ping statistics ---</text:p>
      <text:p text:style-name="P6">5 packets transmitted, 5 received, 0% packet loss, time 4005ms</text:p>
      <text:p text:style-name="P6">rtt min/avg/max/mdev = 10.983/18.843/23.697/4.337 ms</text:p>
      <text:p text:style-name="P1"/>
      <text:p text:style-name="P4">/4.</text:p>
      <text:p text:style-name="P1">totha@u121:~$ ping 192.168.1.100</text:p>
      <text:p text:style-name="P1">PING 192.168.1.100 (192.168.1.100) 56(84) bytes of data.</text:p>
      <text:p text:style-name="P1">64 bytes from 192.168.1.100: icmp_seq=1 ttl=250 time=0.535 ms</text:p>
      <text:p text:style-name="P1">64 bytes from 192.168.1.100: icmp_seq=2 ttl=250 time=0.560 ms</text:p>
      <text:p text:style-name="P1">64 bytes from 192.168.1.100: icmp_seq=3 ttl=250 time=0.592 ms</text:p>
      <text:p text:style-name="P1">64 bytes from 192.168.1.100: icmp_seq=4 ttl=250 time=0.968 ms</text:p>
      <text:p text:style-name="P1">64 bytes from 192.168.1.100: icmp_seq=5 ttl=250 time=0.564 ms</text:p>
      <text:p text:style-name="P1">^C</text:p>
      <text:p text:style-name="P6">--- 192.168.1.100 ping statistics ---</text:p>
      <text:p text:style-name="P6">5 packets transmitted, 5 received, 0% packet loss, time 4081ms</text:p>
      <text:p text:style-name="P6">rtt min/avg/max/mdev = 0.535/0.643/0.968/0.166 ms</text:p>
      <text:p text:style-name="P1"/>
      <text:p text:style-name="P4">/5.</text:p>
      <text:p text:style-name="P1">totha@u121:~$ ping 192.168.2.150</text:p>
      <text:p text:style-name="P1">PING 192.168.2.150 (192.168.2.150) 56(84) bytes of data.</text:p>
      <text:p text:style-name="P1">64 bytes from 192.168.2.150: icmp_seq=1 ttl=64 time=0.400 ms</text:p>
      <text:p text:style-name="P1">64 bytes from 192.168.2.150: icmp_seq=2 ttl=64 time=0.385 ms</text:p>
      <text:p text:style-name="P1">64 bytes from 192.168.2.150: icmp_seq=3 ttl=64 time=0.399 ms</text:p>
      <text:p text:style-name="P1">64 bytes from 192.168.2.150: icmp_seq=4 ttl=64 time=0.404 ms</text:p>
      <text:p text:style-name="P1">64 bytes from 192.168.2.150: icmp_seq=5 ttl=64 time=0.248 ms</text:p>
      <text:p text:style-name="P1">^C</text:p>
      <text:p text:style-name="P6">--- 192.168.2.150 ping statistics ---</text:p>
      <text:p text:style-name="P6">5 packets transmitted, 5 received, 0% packet loss, time 4084ms</text:p>
      <text:p text:style-name="P6">rtt min/avg/max/mdev = 0.248/0.367/0.404/0.061 ms</text:p>
      <text:p text:style-name="P6"/>
      <text:p text:style-name="P1"/>
      <text:p text:style-name="P7">3.FELADAT</text:p>
      <text:p text:style-name="P4">/1.</text:p>
      <text:p text:style-name="P1">Nmap scan report for localhost (127.0.0.1)</text:p>
      <text:p text:style-name="P1">Host is up (0.000098s latency).</text:p>
      <text:p text:style-name="P1">Not shown: 998 closed ports</text:p>
      <text:p text:style-name="P1">PORT <text:s text:c="3"/>STATE SERVICE</text:p>
      <text:p text:style-name="P6">22/tcp <text:s/>open <text:s/>ssh</text:p>
      <text:p text:style-name="P6">631/tcp open <text:s/>ipp</text:p>
      <text:p text:style-name="P1"/>
      <text:p text:style-name="P1"/>
      <text:p text:style-name="P1"/>
      <text:p text:style-name="P4"><text:soft-page-break/>/2.</text:p>
      <text:p text:style-name="P1">Nmap scan report for 192.168.1.100</text:p>
      <text:p text:style-name="P1">Host is up (0.00052s latency).</text:p>
      <text:p text:style-name="P1">Not shown: 982 closed ports</text:p>
      <text:p text:style-name="P1">PORT <text:s text:c="5"/>STATE SERVICE</text:p>
      <text:p text:style-name="P6">53/tcp <text:s text:c="3"/>open <text:s/>domain</text:p>
      <text:p text:style-name="P6">88/tcp <text:s text:c="3"/>open <text:s/>kerberos-sec</text:p>
      <text:p text:style-name="P6">135/tcp <text:s text:c="2"/>open <text:s/>msrpc</text:p>
      <text:p text:style-name="P6">139/tcp <text:s text:c="2"/>open <text:s/>netbios-ssn</text:p>
      <text:p text:style-name="P6">389/tcp <text:s text:c="2"/>open <text:s/>ldap</text:p>
      <text:p text:style-name="P6">445/tcp <text:s text:c="2"/>open <text:s/>microsoft-ds</text:p>
      <text:p text:style-name="P6">464/tcp <text:s text:c="2"/>open <text:s/>kpasswd5</text:p>
      <text:p text:style-name="P6">593/tcp <text:s text:c="2"/>open <text:s/>http-rpc-epmap</text:p>
      <text:p text:style-name="P6">636/tcp <text:s text:c="2"/>open <text:s/>ldapssl</text:p>
      <text:p text:style-name="P6">3268/tcp <text:s/>open <text:s/>globalcatLDAP</text:p>
      <text:p text:style-name="P6">3269/tcp <text:s/>open <text:s/>globalcatLDAPssl</text:p>
      <text:p text:style-name="P6">49152/tcp open <text:s/>unknown</text:p>
      <text:p text:style-name="P6">49153/tcp open <text:s/>unknown</text:p>
      <text:p text:style-name="P6">49154/tcp open <text:s/>unknown</text:p>
      <text:p text:style-name="P6">49155/tcp open <text:s/>unknown</text:p>
      <text:p text:style-name="P6">49157/tcp open <text:s/>unknown</text:p>
      <text:p text:style-name="P6">49158/tcp open <text:s/>unknown</text:p>
      <text:p text:style-name="P6">49176/tcp open <text:s/>unknown</text:p>
      <text:p text:style-name="P1"/>
      <text:p text:style-name="P4">/3.</text:p>
      <text:p text:style-name="P1">Nmap scan report for 192.168.2.150</text:p>
      <text:p text:style-name="P1">Host is up (0.00015s latency).</text:p>
      <text:p text:style-name="P1">Not shown: 998 closed ports</text:p>
      <text:p text:style-name="P1">PORT <text:s text:c="2"/>STATE SERVICE</text:p>
      <text:p text:style-name="P6">22/tcp open <text:s/>ssh</text:p>
      <text:p text:style-name="P6">80/tcp open <text:s/>http</text:p>
      <text:p text:style-name="P1"/>
      <text:p text:style-name="P4">/4.</text:p>
      <text:p text:style-name="P1">Nmap scan report for 192.168.0.254</text:p>
      <text:p text:style-name="P1">Host is up (0.00057s latency).</text:p>
      <text:p text:style-name="P1">Not shown: 996 filtered ports</text:p>
      <text:p text:style-name="P1">PORT <text:s text:c="3"/>STATE SERVICE</text:p>
      <text:p text:style-name="P6">22/tcp <text:s/>open <text:s/>ssh</text:p>
      <text:p text:style-name="P6">53/tcp <text:s/>open <text:s/>domain</text:p>
      <text:p text:style-name="P6">80/tcp <text:s/>open <text:s/>http</text:p>
      <text:p text:style-name="P6">666/tcp open <text:s/>doom</text:p>
      <text:p text:style-name="P1"/>
      <text:p text:style-name="P4">/5.</text:p>
      <text:p text:style-name="P1">Nmap scan report for google-public-dns-a.google.com (8.8.8.8)</text:p>
      <text:p text:style-name="P1">Host is up (0.017s latency).</text:p>
      <text:p text:style-name="P1">Not shown: 998 filtered ports</text:p>
      <text:p text:style-name="P1">PORT <text:s text:c="3"/>STATE SERVICE</text:p>
      <text:p text:style-name="P6">53/tcp <text:s/>open <text:s/>domain</text:p>
      <text:p text:style-name="P6">443/tcp open <text:s/>https</text:p>
      <text:p text:style-name="P1"/>
      <text:p text:style-name="P7"/>
      <text:p text:style-name="P7"/>
      <text:p text:style-name="P7"><text:soft-page-break/>4.FELADAT</text:p>
      <text:p text:style-name="P1"><text:span text:style-name="T1">/1.</text:span> ssh, ipp</text:p>
      <text:p text:style-name="P1"/>
      <text:p text:style-name="P1"><text:span text:style-name="T1">/2.</text:span> <text:span text:style-name="T2">domain, kerberos-sec, msrpc, netbios-ssn, ldap, microsoft-ds, kpasswd5, http-rpc-epmap, ldapssl, globalcatLDAP, globalcatLDAPssl </text:span><text:span text:style-name="T1">(Windows szerver: Active Directory, és DNS szolgáltatások ismerhetőek fel)</text:span></text:p>
      <text:p text:style-name="P1"/>
      <text:p text:style-name="P1"><text:span text:style-name="T1">/3.</text:span> <text:span text:style-name="T2">shh, http</text:span><text:span text:style-name="T1"> (Aktív SSH szerver, Ansible webszerver /csak http-s elérés/)</text:span></text:p>
      <text:p text:style-name="P1"/>
      <text:p text:style-name="P1"><text:span text:style-name="T1">/4.</text:span> <text:span text:style-name="T2">ssh, domain, http, doom</text:span> <text:span text:style-name="T1">(SSH parancssor (konfignak), névszerver, webkonfig, és a 666-os DOOM port)</text:span></text:p>
      <text:p text:style-name="P1"/>
      <text:p text:style-name="P1"><text:span text:style-name="T1">/5.</text:span> <text:span text:style-name="T2">domain, https</text:span> <text:span text:style-name="T1">(google névszerver, https elérés)</text:span></text:p>
      <text:p text:style-name="P4"/>
      <text:p text:style-name="P1"/>
      <text:p text:style-name="P7">5.FELADAT</text:p>
      <text:p text:style-name="P1"/>
      <text:p text:style-name="P1">totha@u121:~$ arp -a -v</text:p>
      <text:p text:style-name="P6">? (192.168.0.254) at c8:3a:35:d4:43:da [ether] on enp2s0</text:p>
      <text:p text:style-name="P6">? (192.168.1.100) at 08:00:27:37:15:3f [ether] on enp2s0</text:p>
      <text:p text:style-name="P6">? (192.168.2.150) at 08:00:27:d5:a5:dd [ether] on enp2s0</text:p>
      <text:p text:style-name="P6">? (192.168.0.150) at &lt;incomplete&gt; on enp2s0</text:p>
      <text:p text:style-name="P1">server (192.168.0.100) at d8:cb:8a:38:5d:24 [ether] on enp2s0</text:p>
      <text:p text:style-name="P1">Entries: 5<text:tab/>Skipped: 0<text:tab/>Found: 5</text:p>
      <text:p text:style-name="P1">totha@u121:~$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1:39:53.334799020</meta:creation-date>
    <dc:date>2018-05-31T11:47:49.652426335</dc:date>
    <meta:editing-duration>PT7M57S</meta:editing-duration>
    <meta:editing-cycles>1</meta:editing-cycles>
    <meta:document-statistic meta:table-count="0" meta:image-count="0" meta:object-count="0" meta:page-count="4" meta:paragraph-count="145" meta:word-count="699" meta:character-count="5091" meta:non-whitespace-character-count="4456"/>
    <meta:generator>LibreOffice/5.1.6.2$Linux_X86_64 LibreOffice_project/10m0$Build-2</meta:generator>
  </office:meta>
</office:document-meta>
</file>